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Utils.toFiles( Vector path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CUtils.resolveSymbolicLink( File toresol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CUtils.lsnco( File view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CUtils.checkin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Utils.lsco( File viewpath , boolean recur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CUtils.matches( String pattern ,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CUtils.CCUtils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tils.mkdir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Utils.cleartool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CUtils.uncheckout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Utils.createCommentFile( String com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CUtils.lsprivate( File view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tils.mkdir( File file ,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CUtils.checkout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Utils.move( File from , File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